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in" table:align="righ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0.5785in"/>
    </style:style>
    <style:style style:name="Table1.D" style:family="table-column">
      <style:table-column-properties style:column-width="0.5778in"/>
    </style:style>
    <style:style style:name="Table1.L" style:family="table-column">
      <style:table-column-properties style:column-width="0.57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L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4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5" style:family="paragraph">
      <loext:graphic-properties draw:fill-color="#99ff66" draw:opacity="100%"/>
      <style:paragraph-properties fo:text-align="center"/>
      <style:text-properties fo:font-size="12pt"/>
    </style:style>
    <style:style style:name="P6" style:family="paragraph">
      <loext:graphic-properties draw:fill-color="#ff660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8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10" style:family="paragraph">
      <loext:graphic-properties draw:fill-color="#801900" draw:opacity="100%"/>
      <style:paragraph-properties fo:text-align="center"/>
      <style:text-properties fo:font-size="12pt"/>
    </style:style>
    <style:style style:name="P11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12" style:family="paragraph">
      <loext:graphic-properties draw:fill-color="#ff6600" draw:opacity="15%"/>
      <style:paragraph-properties fo:text-align="center"/>
      <style:text-properties fo:font-size="12pt"/>
    </style:style>
    <style:style style:name="P13" style:family="paragraph">
      <loext:graphic-properties draw:fill-color="#99ff66" draw:opacity="15%"/>
      <style:paragraph-properties fo:text-align="center"/>
      <style:text-properties fo:font-size="12pt"/>
    </style:style>
    <style:style style:name="P14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15" style:family="paragraph">
      <loext:graphic-properties draw:fill-color="#801900" draw:opacity="15%"/>
      <style:paragraph-properties fo:text-align="center"/>
      <style:text-properties fo:font-size="12pt"/>
    </style:style>
    <style:style style:name="P16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gr1" style:family="graphic">
      <style:graphic-properties draw:fill="solid" draw:fill-color="#ffff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opacity="15%" draw:textarea-horizontal-align="justify" draw:textarea-vertical-align="middle" draw:auto-grow-height="false" fo:min-height="0.1366in" fo:min-width="0.136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2a6099" draw:opacity="100%" draw:textarea-horizontal-align="justify" draw:textarea-vertical-align="middle" draw:auto-grow-height="false" fo:min-height="0.1339in" fo:min-width="0.1339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80008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000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ffff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2a6099" draw:opacity="100%" draw:textarea-horizontal-align="justify" draw:textarea-vertical-align="middle" draw:auto-grow-height="false" fo:min-height="0.1354in" fo:min-width="0.1354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66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8019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-color="#ff66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="solid" draw:fill-color="#80008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="solid" draw:fill-color="#80008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="solid" draw:fill-color="#ff00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="solid" draw:fill-color="#ffff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="solid" draw:fill-color="#2a6099" draw:opacity="15%" draw:textarea-horizontal-align="justify" draw:textarea-vertical-align="middle" draw:auto-grow-height="false" fo:min-height="0.1339in" fo:min-width="0.1339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19" draw:name="Shape 2" draw:style-name="gr8" draw:text-style-name="P10" svg:width="0.1335in" svg:height="0.1335in" svg:x="3.1228in" svg:y="0.4264in"><text:p/><draw:enhanced-geometry svg:viewBox="0 0 21600 21600" draw:type="rectangle" draw:enhanced-path="M 0 0 L 21600 0 21600 21600 0 21600 0 0 Z N"/></draw:custom-shape><draw:custom-shape text:anchor-type="paragraph" draw:z-index="20" draw:name="Shape 3" draw:style-name="gr7" draw:text-style-name="P9" svg:width="0.135in" svg:height="0.135in" svg:x="1.9756in" svg:y="0.4193in"><text:p/><draw:enhanced-geometry svg:viewBox="0 0 21600 21600" draw:type="rectangle" draw:enhanced-path="M 0 0 L 21600 0 21600 21600 0 21600 0 0 Z N"/></draw:custom-shape><draw:custom-shape text:anchor-type="paragraph" draw:z-index="21" draw:name="Shape 7" draw:style-name="gr6" draw:text-style-name="P8" svg:width="0.1343in" svg:height="0.1343in" svg:x="0.8016in" svg:y="0.4201in"><text:p/><draw:enhanced-geometry svg:viewBox="0 0 21600 21600" draw:type="rectangle" draw:enhanced-path="M 0 0 L 21600 0 21600 21600 0 21600 0 0 Z N"/></draw:custom-shape><draw:custom-shape text:anchor-type="paragraph" draw:z-index="22" draw:name="Shape 9" draw:style-name="gr5" draw:text-style-name="P7" svg:width="0.1358in" svg:height="0.1358in" svg:x="4.2744in" svg:y="0.4165in"><text:p/><draw:enhanced-geometry svg:viewBox="0 0 21600 21600" draw:type="rectangle" draw:enhanced-path="M 0 0 L 21600 0 21600 21600 0 21600 0 0 Z N"/></draw:custom-shape><draw:custom-shape text:anchor-type="paragraph" draw:z-index="23" draw:name="Shape 10" draw:style-name="gr4" draw:text-style-name="P6" svg:width="0.1335in" svg:height="0.1335in" svg:x="4.8362in" svg:y="0.4181in"><text:p/><draw:enhanced-geometry svg:viewBox="0 0 21600 21600" draw:type="rectangle" draw:enhanced-path="M 0 0 L 21600 0 21600 21600 0 21600 0 0 Z N"/></draw:custom-shape><draw:custom-shape text:anchor-type="paragraph" draw:z-index="24" draw:name="Shape 11" draw:style-name="gr1" draw:text-style-name="P3" svg:width="0.135in" svg:height="0.135in" svg:x="5.9925in" svg:y="0.4181in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25" draw:name="Shape 12" draw:style-name="gr3" draw:text-style-name="P5" svg:width="0.1335in" svg:height="0.1335in" svg:x="0.2535in" svg:y="0.4228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D"/>
        <table:table-column table:style-name="Table1.L"/>
        <table:table-row>
          <table:table-cell table:style-name="Table1.A1" office:value-type="string">
            <text:p text:style-name="Table_20_Contents"><draw:custom-shape text:anchor-type="paragraph" draw:z-index="26" draw:name="Shape 16" draw:style-name="gr2" draw:text-style-name="P4" svg:width="0.137in" svg:height="0.137in" svg:x="0.189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9" draw:name="Shape 19" draw:style-name="gr15" draw:text-style-name="P6" svg:width="0.1343in" svg:height="0.1343in" svg:x="0.1874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" draw:style-name="gr22" draw:text-style-name="P11" svg:width="0.1343in" svg:height="0.1343in" svg:x="0.211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0" draw:name="Shape 43" draw:style-name="gr3" draw:text-style-name="P5" svg:width="0.1335in" svg:height="0.1335in" svg:x="0.2035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5" draw:name="Shape 25" draw:style-name="gr11" draw:text-style-name="P8" svg:width="0.1358in" svg:height="0.1358in" svg:x="0.1972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6" draw:name="Shape 26" draw:style-name="gr7" draw:text-style-name="P9" svg:width="0.135in" svg:height="0.135in" svg:x="0.189in" svg:y="0.159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23" draw:style-name="gr8" draw:text-style-name="P10" svg:width="0.1335in" svg:height="0.1335in" svg:x="0.18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L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13" draw:style-name="gr19" draw:text-style-name="P16" svg:width="0.1358in" svg:height="0.1358in" svg:x="0.1866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20" draw:style-name="gr8" draw:text-style-name="P10" svg:width="0.1335in" svg:height="0.1335in" svg:x="0.1874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8" draw:style-name="gr21" draw:text-style-name="P7" svg:width="0.135in" svg:height="0.135in" svg:x="0.1902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6" draw:name="Shape 14" draw:style-name="gr18" draw:text-style-name="P6" svg:width="0.135in" svg:height="0.135in" svg:x="0.2016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27" draw:style-name="gr10" draw:text-style-name="P11" svg:width="0.135in" svg:height="0.135in" svg:x="0.1902in" svg:y="0.1681in"><text:p/><draw:enhanced-geometry svg:viewBox="0 0 21600 21600" draw:mirror-vertical="false" draw:mirror-horizont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24" draw:style-name="gr12" draw:text-style-name="P5" svg:width="0.135in" svg:height="0.135in" svg:x="0.1937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8" draw:name="Shape 15" draw:style-name="gr16" draw:text-style-name="P14" svg:width="0.1335in" svg:height="0.1335in" svg:x="0.1965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7" draw:name="Shape 17" draw:style-name="gr1" draw:text-style-name="P3" svg:width="0.135in" svg:height="0.135in" svg:x="0.1736in" svg:y="0.1717in"><text:p/><draw:enhanced-geometry svg:viewBox="0 0 21600 21600" draw:mirror-vertical="false" draw:mirror-horizont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21" draw:style-name="gr14" draw:text-style-name="P13" svg:width="0.1335in" svg:height="0.1335in" svg:x="0.1799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" draw:name="Shape 1" draw:style-name="gr23" draw:text-style-name="P14" svg:width="0.1343in" svg:height="0.1343in" svg:x="0.2118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4" draw:style-name="gr20" draw:text-style-name="P16" svg:width="0.135in" svg:height="0.135in" svg:x="0.2118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5" draw:style-name="gr17" draw:text-style-name="P15" svg:width="0.1343in" svg:height="0.1343in" svg:x="0.197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28" draw:style-name="gr9" draw:text-style-name="P4" svg:width="0.1358in" svg:height="0.1358in" svg:x="0.1945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2" draw:name="Shape 22" draw:style-name="gr13" draw:text-style-name="P12" svg:width="0.1343in" svg:height="0.1343in" svg:x="0.2134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20T20:00:52.900774010</dc:date>
    <meta:editing-duration>PT2H51M11S</meta:editing-duration>
    <meta:editing-cycles>2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